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ocument for automated testing.</text:p>
      <text:p text:style-name="Standard">The document is digitally signed using the dummy certific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96$Build-8902</meta:generator>
    <meta:initial-creator>Jörg Skottke</meta:initial-creator>
    <meta:creation-date>2005-04-22T13:33:08</meta:creation-date>
    <dc:creator>Jörg Skottke</dc:creator>
    <dc:date>2005-04-22T13:33:55</dc:date>
    <dc:language>de-DE</dc:language>
    <meta:editing-cycles>2</meta:editing-cycles>
    <meta:editing-duration>PT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6" meta:character-count="102"/>
  </office:meta>
</office:document-meta>
</file>

<file path=META-INF/documentsignatures.xml><?xml version="1.0" encoding="utf-8"?>
<document-signatures xmlns="http://openoffice.org/2004/documentsignatures">
  <Signature xmlns="http://www.w3.org/2000/09/xmldsig#" Id="ID_006b00d8004f00c000b30022001100d900be00b60000001000a4007500a70018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VhUCXJDdaHQFU2CblIs0Z3ORBDk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VCWr2DbKsSxbF5Xc0b6qG2zPqBs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FgGXek7uIPLOSUIJQVtSCRGDNbU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coQEcK05DaY6CwZYV7o5Vw6oI0w=</DigestValue>
      </Reference>
      <Reference URI="#ID_006b00d8005b001e00b30022001100d900b400cc0000001000a4007500a70018">
        <DigestMethod Algorithm="http://www.w3.org/2000/09/xmldsig#sha1"/>
        <DigestValue>0V0qklyQVyHUQUojHiLfBcUgaQk=</DigestValue>
      </Reference>
    </SignedInfo>
    <SignatureValue>AEe+EpOYHnt0ZlRgzpn2UR+Pc6AmP95HiTclbSpsR5u5pTJBpL+iGJSJ4L7oXwKJ
Al6XVl++l3bHyelldA7p86gEg99WXbDR/j7SOElBg8Zb8+mGEp6+LXUqeeFQjmdq
D1Jk34ObUHcNAVfEy3K1bHOC6HdGwESHpC0hiDMOWQs=</SignatureValue>
    <KeyInfo>
      <X509Data>
        <X509IssuerSerial>
          <X509IssuerName>CN=DUMMY CA,OU=Test CA,O=Dummy CA,ST=Nowhere,C=DE</X509IssuerName>
          <X509SerialNumber>17735375407603381466</X509SerialNumber>
        </X509IssuerSerial>
        <X509Certificate>MIIDIzCCAoygAwIBAgIJAPYgtfeYZfTaMA0GCSqGSIb3DQEBBAUAMFcxCzAJBgNV
BAYTAkRFMRAwDgYDVQQIEwdOb3doZXJlMREwDwYDVQQKEwhEdW1teSBDQTEQMA4G
A1UECxMHVGVzdCBDQTERMA8GA1UEAxMIRFVNTVkgQ0EwHhcNMDUwNDIyMTE0MDA1
WhcNMDcwNDIyMTE0MDA1WjBnMQswCQYDVQQGEwJERTEQMA4GA1UECBMHTm93aGVy
ZTEOMAwGA1UEChMFRHVtbXkxDjAMBgNVBAsTBUR1bW15MSYwJAYDVQQDEx1EdW1t
eSBDZXJ0aWZpY2F0ZSBmb3IgVGVzdGluZzCBnzANBgkqhkiG9w0BAQEFAAOBjQAw
gYkCgYEA0jVrCjO4zGXBHKBYmm2M6gPArUmTS3c+NfiaSBGGicfx5j1vIfGOf/Vg
vhQv5MWYlYjg+E1tPgEUtsZkftVG5Gn9AxwmpjcqlrRPlvRz9JMw4vf6L81c6P0D
jerq1h8JrgJAd1UbIYZEWp4gEBKg1suFrSerVtEUhO9RvkPkYJ0CAwEAAaOB5jCB
4zAJBgNVHRMEAjAAMCwGCWCGSAGG+EIBDQQfFh1PcGVuU1NMIEdlbmVyYXRlZCBD
ZXJ0aWZpY2F0ZTAdBgNVHQ4EFgQURnG8qRYFWAtkMrphQsONchNvrXYwgYgGA1Ud
IwSBgDB+gBRqyrKf8im5Sw6fpM252l9uk3WwY6FbpFkwVzELMAkGA1UEBhMCREUx
EDAOBgNVBAgTB05vd2hlcmUxETAPBgNVBAoTCER1bW15IENBMRAwDgYDVQQLEwdU
ZXN0IENBMREwDwYDVQQDEwhEVU1NWSBDQYIJAPYgtfeYZfTZMA0GCSqGSIb3DQEB
BAUAA4GBAKvvOKYZ9OqfP1jjOJDrqGxv/ei3QA6erKb+K+sJE0lVsI5obgd4ZyIg
BdoyuFK3A3FGPP1LMG+zfXsrDvXoiXZcJ3el7zgU0wkQsfmYe6kvej5VJuBKrbfk
iVE9kjBwrmpxPLf1nd4bcRCaA2MhrBV868JyhfK2ac/moFr7W9n7</X509Certificate>
      </X509Data>
    </KeyInfo>
    <Object>
      <SignatureProperties>
        <SignatureProperty Id="ID_006b00d8005b001e00b30022001100d900b400cc0000001000a4007500a70018" Target="#ID_006b00d8004f00c000b30022001100d900be00b60000001000a4007500a70018">
          <dc:date xmlns:dc="http://purl.org/dc/elements/1.1/">2005-04-22T13:34:00</dc:date>
        </SignatureProperty>
      </SignatureProperties>
    </Object>
  </Signature>
</document-signatures>
</file>